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дай ответы по теме Wordpress Development 1. Что ето 2. Зачем нужно 3. Как использовать 4. Из чего состоит 5. Ключевые понятий, концепции, для разработчика wordpress</text:p>
      <text:p text:style-name="Standard">ChatGPT</text:p>
      <text:p text:style-name="P1">ChatGPT</text:p>
      <text:p text:style-name="Text_20_body">Конечно, вот ответы на ваши вопросы, с учетом перспективы разработчика WordPress:</text:p>
      <text:list xml:id="list3268059063272317133" text:style-name="L1">
        <text:list-item>
          <text:p text:style-name="P2"><text:span text:style-name="Strong_20_Emphasis">Что это?</text:span> WordPress Development - это процесс создания и разработки веб-сайтов, используя платформу управления контентом (CMS) под названием WordPress. Для разработчика WordPress это означает работу с ядром WordPress, создание и настройку тем и плагинов, а также расширение функциональности с помощью кода.</text:p>
        </text:list-item>
        <text:list-item>
          <text:p text:style-name="P2"><text:span text:style-name="Strong_20_Emphasis">Зачем нужно?</text:span> Разработка на WordPress предоставляет возможность создавать мощные и гибкие веб-сайты с минимальными затратами времени и ресурсов. Для разработчика это означает быструю разработку и развертывание сайтов, а также возможность создания кастомных решений под конкретные потребности клиентов.</text:p>
        </text:list-item>
        <text:list-item>
          <text:p text:style-name="P2"><text:span text:style-name="Strong_20_Emphasis">Как использовать?</text:span> Для использования WordPress для разработки, разработчику необходимо иметь понимание основ PHP, HTML, CSS и JavaScript. Он может создавать и изменять темы и плагины WordPress, используя инструменты разработки, такие как локальные серверы, текстовые редакторы, системы контроля версий и т.д. Разработчик также может использовать документацию и ресурсы сообщества для улучшения своих навыков.</text:p>
        </text:list-item>
        <text:list-item>
          <text:p text:style-name="P2"><text:span text:style-name="Strong_20_Emphasis">Из чего состоит?</text:span> Для разработчика WordPress составляющие включают:</text:p>
          <text:list>
            <text:list-item>
              <text:p text:style-name="P3"><text:span text:style-name="Strong_20_Emphasis">Ядро WordPress</text:span>: Основной код и функциональность, с которыми можно взаимодействовать и расширять.</text:p>
            </text:list-item>
            <text:list-item>
              <text:p text:style-name="P3"><text:span text:style-name="Strong_20_Emphasis">Темы (Themes)</text:span>: Шаблоны, определяющие внешний вид сайта.</text:p>
            </text:list-item>
            <text:list-item>
              <text:p text:style-name="P3"><text:span text:style-name="Strong_20_Emphasis">Плагины (Plugins)</text:span>: Расширения, добавляющие дополнительную функциональность к WordPress.</text:p>
            </text:list-item>
            <text:list-item>
              <text:p text:style-name="P3"><text:span text:style-name="Strong_20_Emphasis">База данных</text:span>: Хранит данные, такие как посты, страницы, настройки и метаинформацию.</text:p>
            </text:list-item>
          </text:list>
        </text:list-item>
        <text:list-item>
          <text:p text:style-name="P2"><text:span text:style-name="Strong_20_Emphasis">Ключевые понятия, концепции</text:span></text:p>
          <text:list>
            <text:list-item>
              <text:p text:style-name="P3"><text:span text:style-name="Strong_20_Emphasis">Хуки и фильтры</text:span>: Механизмы, позволяющие разработчику расширять функциональность WordPress и изменять вывод контента.</text:p>
            </text:list-item>
            <text:list-item>
              <text:p text:style-name="P3"><text:span text:style-name="Strong_20_Emphasis">Кастомные типы контента</text:span>: Позволяют создавать пользовательские типы постов и таксономии, что обеспечивает гибкость в организации контента.</text:p>
            </text:list-item>
            <text:list-item>
              <text:p text:style-name="P3"><text:span text:style-name="Strong_20_Emphasis">Шаблоны и иерархия шаблонов</text:span>: Определяют структуру и внешний вид различных типов страниц и постов.</text:p>
            </text:list-item>
            <text:list-item>
              <text:p text:style-name="P2"><text:span text:style-name="Strong_20_Emphasis">API и внешнее взаимодействие</text:span>: Используются для взаимодействия с WordPress извне, например, через REST API для создания приложений или интеграции с другими сервисами.</text:p>
            </text:list-item>
          </text:list>
        </text:list-item>
      </text:list>
      <text:p text:style-name="Text_20_body">Эти концепции являются основой для разработчика WordPress и помогают ему создавать мощные и гибкие веб-сайты на этой платформе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S</meta:editing-duration>
    <meta:editing-cycles>3</meta:editing-cycles>
    <meta:generator>OpenOffice/4.1.14$Win32 OpenOffice.org_project/4114m1$Build-9811</meta:generator>
    <dc:date>2024-05-01T21:21:07.28</dc:date>
    <meta:document-statistic meta:table-count="0" meta:image-count="0" meta:object-count="0" meta:page-count="1" meta:paragraph-count="18" meta:word-count="314" meta:character-count="2343"/>
    <dc:creator>Dima Wide</dc:creator>
    <meta:user-defined meta:name="Info 1"/>
    <meta:user-defined meta:name="Info 2"/>
    <meta:user-defined meta:name="Info 3"/>
    <meta:user-defined meta:name="Info 4"/>
  </office:meta>
</office:document-meta>
</file>